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13a" officeooo:paragraph-rsid="001881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jdjdjn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16:32:22.174856720</meta:creation-date>
    <dc:date>2023-11-16T16:32:51.813324987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7.3.7.2$Linux_X86_64 LibreOffice_project/30$Build-2</meta:generator>
  </office:meta>
</office:document-meta>
</file>